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DA000002D957D83522D24CCEB0.png" manifest:media-type="image/png"/>
  <manifest:file-entry manifest:full-path="Pictures/10000000000003C1000002CCD21A2CDBD3609ED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138cm" svg:height="15.749cm" svg:x="1.905cm" svg:y="0.001cm">
          <draw:image xlink:href="Pictures/10000000000003C1000002CCD21A2CDBD3609E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1.301cm" svg:height="15.749cm" svg:x="2.194cm" svg:y="0cm">
          <draw:image xlink:href="Pictures/10000000000003DA000002D957D83522D24CCE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51.517854828</meta:creation-date>
    <dc:date>2024-01-24T17:40:44.582447400</dc:date>
    <meta:editing-duration>P3DT1H6M5S</meta:editing-duration>
    <meta:editing-cycles>64</meta:editing-cycles>
    <meta:generator>LibreOffice/7.6.3.2$Linux_X86_64 LibreOffice_project/4fe86607b5ac922e55f140471fda9b60bdaa980d</meta:generator>
    <meta:document-statistic meta:object-count="65"/>
  </office:meta>
</office:document-meta>
</file>